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9.7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93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196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1.626cm" fo:break-before="auto" style:use-optimal-row-height="true"/>
    </style:style>
    <style:style style:name="ro17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9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3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31">
            <calcext:condition calcext:apply-style-name="Error" calcext:value="duplicate" calcext:base-cell-address="list.B3"/>
          </calcext:conditional-format>
          <calcext:conditional-format calcext:target-range-address="list.C3:list.C23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ABShot</text:p>
          </table:table-cell>
          <table:table-cell table:style-name="ce142" office:value-type="string" calcext:value-type="string">
            <text:p>대구광역시 북구 동변로 50, **동 **호(동변동, 유니버시아드선수촌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남중헌</text:p>
            <text:p>사업자 번호 : 717-88-01823</text:p>
          </table:table-cell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loom Technolog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luesi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BONE MA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BUSAN SANAI GAMES( 캐나다 회사 )</text:p>
          </table:table-cell>
          <table:table-cell table:style-name="ce142" office:value-type="string" calcext:value-type="string">
            <text:p>캐나다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GoldPumpkin Inc.</text:p>
          </table:table-cell>
          <table:table-cell table:style-name="ce142" office:value-type="string" calcext:value-type="string">
            <text:p>경기도 성남시 분당구 황새울로200번길 36</text:p>
            <text:p>1101호(수내동, 분당 동부루트빌딩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사업자 번호 : 783-86-01976</text:p>
            <text:p>대표 : 임병수</text:p>
            <text:p/>
          </table:table-cell>
        </table:table-row>
        <table:table-row table:style-name="ro11">
          <table:table-cell table:style-name="ce131" office:value-type="string" calcext:value-type="string">
            <text:p>Gonggamorecontents Inc.</text:p>
          </table:table-cell>
          <table:table-cell table:style-name="ce142" office:value-type="string" calcext:value-type="string">
            <text:p>경남 김해시 관동로 14, 103호 (관동동,경남콘텐츠기업지원센터)</text:p>
          </table:table-cell>
          <table:table-cell table:style-name="ce146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6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6" table:number-columns-repeated="2"/>
          <table:table-cell table:style-name="ce146" office:value-type="string" calcext:value-type="string">
            <text:p>대표 : 윤민형</text:p>
            <text:p>대표전화 : 055-338-6705</text:p>
          </table:table-cell>
        </table:table-row>
        <table:table-row table:style-name="ro11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mo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wcore Games</text:p>
          </table:table-cell>
          <table:table-cell table:style-name="ce142" office:value-type="string" calcext:value-type="string">
            <text:p>서울 강남구 테헤란로4길 38-3 (역삼동) 다우빌딩 8층</text:p>
          </table:table-cell>
          <table:table-cell table:style-name="ce146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이만재</text:p>
          </table:table-cell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PLAY Mephistowaltz</text:p>
          </table:table-cell>
          <table:table-cell table:style-name="ce142" office:value-type="string" calcext:value-type="string">
            <text:p>경남 김해시 관동로 14 (관동동) 경남콘텐츠기업지원센터 101호</text:p>
            <text:p>플레이 메피스토왈츠</text:p>
          </table:table-cell>
          <table:table-cell table:style-name="ce146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PPIYO STUDIO</text:p>
          </table:table-cell>
          <table:table-cell table:style-name="ce142" office:value-type="string" calcext:value-type="string">
            <text:p>경기도 용인시 수지구 만현로67번길 19, **동 **호(상현동, 만현마을3단지성원상떼빌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김명진</text:p>
            <text:p>사업자 번호 : 695-55-00526</text:p>
          </table:table-cell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Team Corn Field</text:p>
          </table:table-cell>
          <table:table-cell table:style-name="ce142" office:value-type="string" calcext:value-type="string">
            <text:p>서울특별시 양천구 목동동로 180, **동 **호(신정동, 신정동아이파크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홍도현</text:p>
            <text:p>사업자 번호 : 332-35-01102</text:p>
          </table:table-cell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TeamBU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7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45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21">
            <calcext:condition calcext:apply-style-name="Error" calcext:value="duplicate" calcext:base-cell-address="developer.A2"/>
          </calcext:conditional-format>
          <calcext:conditional-format calcext:target-range-address="developer.A1:developer.A1030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5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29" table:on-update-keep-styles="true" table:on-update-keep-size="false"/>
        <table:database-range table:name="developer_table" table:target-range-address="developer.A2:developer.F1029" table:on-update-keep-styles="true" table:on-update-keep-size="false"/>
        <table:database-range table:name="game_table" table:target-range-address="list.B210:list.C211" table:on-update-keep-styles="true" table:on-update-keep-size="false"/>
        <table:database-range table:name="publisher_name_list" table:target-range-address="publisher.A2:publisher.A1021" table:on-update-keep-styles="true" table:on-update-keep-size="false"/>
        <table:database-range table:name="__Anonymous_Sheet_DB__0" table:target-range-address="list.B2:list.I23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6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/00/0000</text:date>, <text:time style:data-style-name="N2" text:time-value="11:46:52.31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14T11:56:29.034000000</dc:date>
    <meta:editing-duration>P1DT21H15M3S</meta:editing-duration>
    <meta:editing-cycles>726</meta:editing-cycles>
    <meta:document-statistic meta:table-count="3" meta:cell-count="217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